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HUINCHO CHOCCELAHUA, ANTOHOL MOLL</text:span></text:p>
      <text:p text:style-name="P3"><text:span text:style-name="T6">CANT. TOTAL DE CAJAS: 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SUSANA CARRION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1</text:span></text:p>
      <text:p text:style-name="P6"/>
      <text:p text:style-name="P6">Recojo: <text:span text:style-name="T3">HUINCHO CHOCCELAHUA, ANTOHOL MOLL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0T01:46:28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